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ListParagraph" style:family="paragraph"/>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TableColumn40" style:family="table-column">
      <style:table-column-properties style:column-width="0.8826in"/>
    </style:style>
    <style:style style:name="TableColumn41" style:family="table-column">
      <style:table-column-properties style:column-width="2.5597in"/>
    </style:style>
    <style:style style:name="TableColumn42" style:family="table-column">
      <style:table-column-properties style:column-width="2.8187in"/>
    </style:style>
    <style:style style:name="Table39" style:family="table">
      <style:table-properties style:width="6.2611in" fo:margin-left="0in" table:align="lef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olumn93" style:family="table-column">
      <style:table-column-properties style:column-width="0.8826in"/>
    </style:style>
    <style:style style:name="TableColumn94" style:family="table-column">
      <style:table-column-properties style:column-width="2.5597in"/>
    </style:style>
    <style:style style:name="TableColumn95" style:family="table-column">
      <style:table-column-properties style:column-width="2.8187in"/>
    </style:style>
    <style:style style:name="Table92" style:family="table">
      <style:table-properties style:width="6.2611in" fo:margin-left="0in" table:align="lef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P145" style:parent-style-name="Normal" style:family="paragraph">
      <style:paragraph-properties fo:margin-bottom="0in" fo:line-height="100%"/>
    </style:style>
  </office:automatic-styles>
  <office:body>
    <office:text text:use-soft-page-breaks="true">
      <text:h text:style-name="P1" text:outline-level="1">App details</text:h>
      <text:p text:style-name="Normal">-Book sharing app-</text:p>
      <text:list text:style-name="LFO1" text:continue-numbering="true">
        <text:list-item>
          <text:p text:style-name="P2">Book share/loan/buy</text:p>
        </text:list-item>
        <text:list-item>
          <text:p text:style-name="P3">User create a profile, has feedback about selling,<text:s/>lending,<text:s/>borrowing</text:p>
        </text:list-item>
        <text:list-item>
          <text:p text:style-name="P4">User ratings to determine trustworthiness</text:p>
        </text:list-item>
        <text:list-item>
          <text:p text:style-name="P5">Rent period set by lender</text:p>
        </text:list-item>
        <text:list-item>
          <text:p text:style-name="P6">Wishlist for books coming into system</text:p>
        </text:list-item>
        <text:list-item>
          <text:p text:style-name="P7">Blacklist for users who abuse system</text:p>
        </text:list-item>
        <text:list-item>
          <text:p text:style-name="P8">Borrower select book returned, lender gets notified and confirms book returned</text:p>
        </text:list-item>
        <text:list-item>
          <text:p text:style-name="P9">Overdue fees held by system to stop abuse</text:p>
        </text:list-item>
        <text:list-item>
          <text:p text:style-name="P10">Auto collect of fees</text:p>
        </text:list-item>
        <text:list-item>
          <text:p text:style-name="P11">If borrower hits that book returned, fees held for two days til lender confirms or not</text:p>
        </text:list-item>
        <text:list-item>
          <text:p text:style-name="P12">% taken off the top of lending by system</text:p>
        </text:list-item>
        <text:list-item>
          <text:p text:style-name="P13">Primary a website but more a phone web app</text:p>
        </text:list-item>
        <text:list-item>
          <text:p text:style-name="P14">Messaging system to arrange drop off and pickups</text:p>
        </text:list-item>
        <text:list-item>
          <text:p text:style-name="P15">Target audience 18-30, students/ lecturers</text:p>
        </text:list-item>
        <text:list-item>
          <text:p text:style-name="P16">UI like a shopping site, think donedeal/amazon</text:p>
        </text:list-item>
        <text:list-item>
          <text:p text:style-name="P17">Different<text:s/>category’s, business/computing/engineering</text:p>
        </text:list-item>
        <text:list-item>
          <text:p text:style-name="P18">Set a distance you wish to travel for exchange</text:p>
        </text:list-item>
        <text:list-item>
          <text:p text:style-name="P19">Payment system stripe?paypal?</text:p>
        </text:list-item>
        <text:list-item>
          <text:p text:style-name="P20">Security around cc details and user details</text:p>
        </text:list-item>
        <text:list-item>
          <text:p text:style-name="P21">Gdpr secure</text:p>
        </text:list-item>
        <text:list-item>
          <text:p text:style-name="P22">Reset password email sent and then new password set</text:p>
        </text:list-item>
        <text:list-item>
          <text:p text:style-name="P23">Free pdfs available for digital download.</text:p>
        </text:list-item>
      </text:list>
      <text:p text:style-name="ListParagraph"/>
      <text:p text:style-name="ListParagraph"/>
      <text:p text:style-name="ListParagraph"/>
      <text:p text:style-name="Normal">Food delivery app</text:p>
      <text:list text:style-name="LFO2" text:continue-numbering="true">
        <text:list-item>
          <text:p text:style-name="P24">Suitable for workplace/college</text:p>
        </text:list-item>
        <text:list-item>
          <text:p text:style-name="P25">All order come from menu by the providing restaurant</text:p>
        </text:list-item>
        <text:list-item>
          <text:p text:style-name="P26">Hourly deliveries during lunchtime (1-3)</text:p>
        </text:list-item>
        <text:list-item>
          <text:p text:style-name="P27">More hours during higher workload times, exams/end of year</text:p>
        </text:list-item>
        <text:list-item>
          <text:p text:style-name="P28">Couriers deliver order to drop off points on the hour</text:p>
        </text:list-item>
        <text:list-item>
          <text:p text:style-name="P29">People instead of walking a distance to get food, need only a short walk then back to work promptly</text:p>
        </text:list-item>
        <text:list-item>
          <text:p text:style-name="P30">Coffee runs and standing orders are also possible-------</text:p>
        </text:list-item>
        <text:list-item>
          <text:p text:style-name="P31">Users create an<text:s/>account</text:p>
        </text:list-item>
        <text:list-item>
          <text:p text:style-name="P32">Hold cc details (security)</text:p>
        </text:list-item>
        <text:list-item>
          <text:p text:style-name="P33">Gdpr</text:p>
        </text:list-item>
        <text:list-item>
          <text:p text:style-name="P34">Can pay for it thru app when ordering</text:p>
        </text:list-item>
        <text:list-item>
          <text:p text:style-name="P35">User gets an<text:s/>order number that is shown at pickup (possible qr code scan) but primarily name/order number combo</text:p>
        </text:list-item>
        <text:list-item>
          <text:p text:style-name="P36">Good for staff/ students on the go at crunch time or just want to avoid long queues at lunch times</text:p>
        </text:list-item>
        <text:list-item>
          <text:p text:style-name="P37">Food to be ordered an hour before hand, so before 12 for a 1pm delivery and so on</text:p>
        </text:list-item>
        <text:list-item>
          <text:p text:style-name="P38">Possible rating system for different restaurants, so users can critique on delivery accuracy and quality of order</text:p>
        </text:list-item>
      </text:list>
      <text:p text:style-name="Normal"/>
      <text:p text:style-name="Normal"/>
      <text:h text:style-name="Heading1" text:outline-level="1">User profile –<text:s/></text:h>
      <text:p text:style-name="Normal">Book sharing app-</text:p>
      <text:p text:style-name="Normal">Name: Jeff Buckingham</text:p>
      <text:p text:style-name="Normal">Age: 22</text:p>
      <text:p text:style-name="Normal">Occupation: junior software dev</text:p>
      <text:p text:style-name="Normal">Hobbies: coding challenges, chess tournaments, miniature building(Warhammer)</text:p>
      <text:p text:style-name="Normal">Backstory: recent college alum, has started working in a not so great paying development job. Travels a lot from Dundalk to Dublin for it. Must use public transport. Lives with two roommates, Charles and Bob. Like a few pints at the weekends. Cooks his own pizza.</text:p>
      <text:p text:style-name="Normal">Reason for using app: has a lot of old college text books that he doesn’t use as he is learning new coding languages. Would like to supplement his income by loaning them out monthly. Clients could be in either Dundalk or Dublin as he is frequently in both. Doesn’t want to sell them outright as may still need them somewhere down the line.</text:p>
      <text:p text:style-name="Normal"/>
      <text:p text:style-name="Normal">Name: Owen Thunderguns</text:p>
      <text:p text:style-name="Normal">Age: 42</text:p>
      <text:p text:style-name="Normal">Occupation: Lecturer</text:p>
      <text:p text:style-name="Normal">Hobbies: Stunt coordinator, c++/java savant</text:p>
      <text:p text:style-name="Normal">Backstory: has been lecturing for many a year now. <text:s/>12 to be precise. Enjoys helping out students with all their issues. Participates in a gov thinktank about security issues in banking software. And runs a summer internship at the college fostering students growth.</text:p>
      <text:p text:style-name="Normal">Reason for using app: has a library full fo old yet usable programming textbooks that doesn’t use all the time. Wans to make them available for students who either cant get them because they are out in library or afford them due to high text book prices. Loan fees wouldn’t be high. May even be giving away a few that he knows he really wont need.</text:p>
      <text:p text:style-name="Normal"/>
      <text:p text:style-name="Normal"/>
      <text:p text:style-name="Normal"/>
      <text:p text:style-name="Normal"/>
      <text:p text:style-name="Normal"/>
      <text:p text:style-name="Normal"/>
      <text:p text:style-name="Normal"/>
      <text:p text:style-name="Normal"/>
      <text:p text:style-name="Normal"/>
      <text:p text:style-name="Normal">Food delivery app -<text:s/></text:p>
      <text:p text:style-name="Normal">Name:<text:s/>Rachael Murphy</text:p>
      <text:p text:style-name="Normal">Age:<text:s/>19</text:p>
      <text:p text:style-name="Normal">Occupation:<text:s/>student</text:p>
      <text:p text:style-name="Normal">Hobbies:<text:s/>hiking, competitive frisbee league, travelling and concerts</text:p>
      <text:p text:style-name="Normal">Backstory:<text:s/>computing student, commutes 1.5 hours each day. In her final year so big projects on the go. Will be spending a lot of time working away on projects in the labs with team members. Needs to get work done in college as her machine at home cant run the required software.</text:p>
      <text:p text:style-name="Normal">Reason for using app:<text:s/>it being crunch time and with lots of things on need to get fed and back to work quickly before it breaks the flow to much. So being able to get food delivered to the lab or close by would be a god send. One less thing to worry about.</text:p>
      <text:p text:style-name="Normal"/>
      <text:p text:style-name="Normal">Name: Felicity Sanchez</text:p>
      <text:p text:style-name="Normal">Age: 31</text:p>
      <text:p text:style-name="Normal">Occupation: adjunct lecturer</text:p>
      <text:p text:style-name="Normal">Hobbies: dog walking,<text:s/>designing websites for local non-profits, avid fan of fantasy fiction, loves her coffee</text:p>
      <text:p text:style-name="Normal">Reason for using app:<text:s/>as a coffee lover and currently in a cast after hurting her leg ona <text:s/>marathon dog walk. She would love to be able to get food delivered as opposed to trekking a distance. Would be invaluable to making her life easier. If it could get delivered to her office even better but a close pick up point would be great.</text:p>
      <text:p text:style-name="Normal"/>
      <text:p text:style-name="Normal"/>
      <text:p text:style-name="Normal"/>
      <text:p text:style-name="Normal"/>
      <text:p text:style-name="Normal"/>
      <text:p text:style-name="Normal"/>
      <text:p text:style-name="Normal"/>
      <text:p text:style-name="Normal"/>
      <text:soft-page-break/>
      <text:h text:style-name="Heading1" text:outline-level="1">W5h</text:h>
      <text:p text:style-name="Normal">Book app<text:s/></text:p>
      <table:table table:style-name="Table39">
        <table:table-columns>
          <table:table-column table:style-name="TableColumn40"/>
          <table:table-column table:style-name="TableColumn41"/>
          <table:table-column table:style-name="TableColumn42"/>
        </table:table-columns>
        <table:table-row table:style-name="TableRow43">
          <table:table-cell table:style-name="TableCell44">
            <text:p text:style-name="P45"/>
          </table:table-cell>
          <table:table-cell table:style-name="TableCell46">
            <text:p text:style-name="P47">User</text:p>
          </table:table-cell>
          <table:table-cell table:style-name="TableCell48">
            <text:p text:style-name="P49">dev</text:p>
          </table:table-cell>
        </table:table-row>
        <table:table-row table:style-name="TableRow50">
          <table:table-cell table:style-name="TableCell51">
            <text:p text:style-name="P52">Who is using it</text:p>
          </table:table-cell>
          <table:table-cell table:style-name="TableCell53">
            <text:p text:style-name="P54">Students/staff, 18-30</text:p>
          </table:table-cell>
          <table:table-cell table:style-name="TableCell55">
            <text:p text:style-name="P56">18-30, students, some staff</text:p>
          </table:table-cell>
        </table:table-row>
        <table:table-row table:style-name="TableRow57">
          <table:table-cell table:style-name="TableCell58">
            <text:p text:style-name="P59">What are they using it on</text:p>
          </table:table-cell>
          <table:table-cell table:style-name="TableCell60">
            <text:p text:style-name="P61">Pc / web phone app</text:p>
          </table:table-cell>
          <table:table-cell table:style-name="TableCell62">
            <text:p text:style-name="P63">Phones mostly maybe pc</text:p>
          </table:table-cell>
        </table:table-row>
        <table:table-row table:style-name="TableRow64">
          <table:table-cell table:style-name="TableCell65">
            <text:p text:style-name="P66">When are they using it</text:p>
          </table:table-cell>
          <table:table-cell table:style-name="TableCell67">
            <text:p text:style-name="P68">During down time and at home</text:p>
          </table:table-cell>
          <table:table-cell table:style-name="TableCell69">
            <text:p text:style-name="P70">In college when they get told to do some reading or a <text:s/>project is due</text:p>
          </table:table-cell>
        </table:table-row>
        <table:table-row table:style-name="TableRow71">
          <table:table-cell table:style-name="TableCell72">
            <text:p text:style-name="P73">Where are they whilst they use it</text:p>
          </table:table-cell>
          <table:table-cell table:style-name="TableCell74">
            <text:p text:style-name="P75">At home/ college. Picking up book/dropping it off. In library if no books avail</text:p>
          </table:table-cell>
          <table:table-cell table:style-name="TableCell76">
            <text:p text:style-name="P77">In labs most likely r library</text:p>
          </table:table-cell>
        </table:table-row>
        <table:table-row table:style-name="TableRow78">
          <table:table-cell table:style-name="TableCell79">
            <text:p text:style-name="P80">Why are they using it</text:p>
          </table:table-cell>
          <table:table-cell table:style-name="TableCell81">
            <text:p text:style-name="P82">To get access to cheap textbooks they need for college</text:p>
          </table:table-cell>
          <table:table-cell table:style-name="TableCell83">
            <text:p text:style-name="P84">They want cheap/free books</text:p>
          </table:table-cell>
        </table:table-row>
        <table:table-row table:style-name="TableRow85">
          <table:table-cell table:style-name="TableCell86">
            <text:p text:style-name="P87">How does it owrk</text:p>
          </table:table-cell>
          <table:table-cell table:style-name="TableCell88">
            <text:p text:style-name="P89">Log on, search for book, select book. Arrange location for trade, pay fee, pick up book. Then either keep cuz bought outright or return when app notifiys me times up.</text:p>
          </table:table-cell>
          <table:table-cell table:style-name="TableCell90">
            <text:p text:style-name="P91">Creates account, logs details and cc info. Searches for book. Selects it, and pays for whatever service is available. Meets lender and exchanges book. <text:s/>Gets notified if it’s a loan that loan is running out. Gives book back to lender, and picks returned option on app. This send a msg to lender to confirm that book has been returned.</text:p>
          </table:table-cell>
        </table:table-row>
      </table:table>
      <text:p text:style-name="Normal"/>
      <text:p text:style-name="Normal">Food app</text:p>
      <table:table table:style-name="Table92">
        <table:table-columns>
          <table:table-column table:style-name="TableColumn93"/>
          <table:table-column table:style-name="TableColumn94"/>
          <table:table-column table:style-name="TableColumn95"/>
        </table:table-columns>
        <table:table-row table:style-name="TableRow96">
          <table:table-cell table:style-name="TableCell97">
            <text:p text:style-name="P98"/>
          </table:table-cell>
          <table:table-cell table:style-name="TableCell99">
            <text:p text:style-name="P100">User</text:p>
          </table:table-cell>
          <table:table-cell table:style-name="TableCell101">
            <text:p text:style-name="P102">dev</text:p>
          </table:table-cell>
        </table:table-row>
        <table:table-row table:style-name="TableRow103">
          <table:table-cell table:style-name="TableCell104">
            <text:p text:style-name="P105">Who is using it</text:p>
          </table:table-cell>
          <table:table-cell table:style-name="TableCell106">
            <text:p text:style-name="P107">Students/staff, 18-30</text:p>
          </table:table-cell>
          <table:table-cell table:style-name="TableCell108">
            <text:p text:style-name="P109">Studenst for food, staff for coffee</text:p>
          </table:table-cell>
        </table:table-row>
        <table:table-row table:style-name="TableRow110">
          <table:table-cell table:style-name="TableCell111">
            <text:p text:style-name="P112">What are they using it on</text:p>
          </table:table-cell>
          <table:table-cell table:style-name="TableCell113">
            <text:p text:style-name="P114">Pc but mostly phones</text:p>
          </table:table-cell>
          <table:table-cell table:style-name="TableCell115">
            <text:p text:style-name="P116">Phones mostly.</text:p>
          </table:table-cell>
        </table:table-row>
        <table:table-row table:style-name="TableRow117">
          <table:table-cell table:style-name="TableCell118">
            <text:p text:style-name="P119">When are they using it</text:p>
          </table:table-cell>
          <table:table-cell table:style-name="TableCell120">
            <text:p text:style-name="P121">Before lunch times/ breaks</text:p>
          </table:table-cell>
          <table:table-cell table:style-name="TableCell122">
            <text:p text:style-name="P123">Before breaks, during class.</text:p>
          </table:table-cell>
        </table:table-row>
        <table:table-row table:style-name="TableRow124">
          <table:table-cell table:style-name="TableCell125">
            <text:p text:style-name="P126">Where are they whilst they use it</text:p>
          </table:table-cell>
          <table:table-cell table:style-name="TableCell127">
            <text:p text:style-name="P128">In college/labs</text:p>
          </table:table-cell>
          <table:table-cell table:style-name="TableCell129">
            <text:p text:style-name="P130">In college/labs or around campus</text:p>
          </table:table-cell>
        </table:table-row>
        <table:table-row table:style-name="TableRow131">
          <table:table-cell table:style-name="TableCell132">
            <text:p text:style-name="P133">Why are they using it</text:p>
          </table:table-cell>
          <table:table-cell table:style-name="TableCell134">
            <text:p text:style-name="P135">Hungry/thirsty, don’t want to go far for lunch.</text:p>
          </table:table-cell>
          <table:table-cell table:style-name="TableCell136">
            <text:p text:style-name="P137">Hungry/lazy, don’t want to go far for grub.<text:s/>During busy project times so they don’t lose focus on whats going on.</text:p>
          </table:table-cell>
        </table:table-row>
        <table:table-row table:style-name="TableRow138">
          <table:table-cell table:style-name="TableCell139">
            <text:p text:style-name="P140">How does it owrk</text:p>
          </table:table-cell>
          <table:table-cell table:style-name="TableCell141">
            <text:p text:style-name="P142">I log on, select what I want, where to drop it off, pay and then go for pick up</text:p>
          </table:table-cell>
          <table:table-cell table:style-name="TableCell143">
            <text:p text:style-name="P144">Logs into system, registers details and cc info. Picks from different menu options. Selects timeslot for delivery. Picks delivery location. Pays for order, given receipt and order number(email/on app) goes to pick<text:s/><text:soft-page-break/>up at designated time. Provides name/ordernumber. Gets food.</text:p>
            <text:p text:style-name="P145">When order placed. This info is sent to relevant restaurant, with details of order and timeslot and delivery location.</text:p>
          </table:table-cell>
        </table:table-row>
      </table:table>
      <text:p text:style-name="Normal"/>
      <text:p text:style-name="Normal"/>
      <text:p text:style-name="Normal"/>
      <text:h text:style-name="Heading1" text:outline-level="1">Team name:</text:h>
      <text:p text:style-name="Normal">Athena</text:p>
      <text:p text:style-name="Normal">The Rusty Knights</text:p>
      <text:p text:style-name="Normal">The bacon toddlers</text:p>
      <text:p text:style-name="Normal">Majestic pony’s</text:p>
      <text:p text:style-name="Normal">Sweeping tractors</text:p>
      <text:p text:style-name="Normal">Infinite flux</text:p>
      <text:p text:style-name="Normal">Imaginary penguins</text:p>
      <text:p text:style-name="Normal">Defiant seals</text:p>
      <text:p text:style-name="Normal">The roughnecks</text:p>
      <text:p text:style-name="Normal">The outrageous kamikaze fungal stretcher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trick Mc Donnell</meta:initial-creator>
    <dc:creator>Patrick Mc Donnell</dc:creator>
    <meta:creation-date>2018-09-23T15:19:00Z</meta:creation-date>
    <dc:date>2018-09-23T19:48:00Z</dc:date>
    <meta:template xlink:href="Normal" xlink:type="simple"/>
    <meta:editing-cycles>16</meta:editing-cycles>
    <meta:editing-duration>PT16140S</meta:editing-duration>
    <meta:document-statistic meta:page-count="5" meta:paragraph-count="13" meta:word-count="1022" meta:character-count="6839" meta:row-count="48" meta:non-whitespace-character-count="5830"/>
  </office:meta>
</office:document-meta>
</file>